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officeooo:paragraph-rsid="001072e6"/>
    </style:style>
    <style:style style:name="P4" style:family="paragraph" style:parent-style-name="Text_20_body">
      <style:text-properties officeooo:paragraph-rsid="001175d8"/>
    </style:style>
    <style:style style:name="P5" style:family="paragraph" style:parent-style-name="Text_20_body">
      <style:text-properties officeooo:rsid="001175d8" officeooo:paragraph-rsid="001175d8"/>
    </style:style>
    <style:style style:name="P6" style:family="paragraph" style:parent-style-name="Text_20_body">
      <style:text-properties officeooo:rsid="00135462" officeooo:paragraph-rsid="00135462"/>
    </style:style>
    <style:style style:name="P7" style:family="paragraph" style:parent-style-name="Text_20_body">
      <style:text-properties officeooo:paragraph-rsid="00135462"/>
    </style:style>
    <style:style style:name="T1" style:family="text">
      <style:text-properties officeooo:rsid="001175d8"/>
    </style:style>
    <style:style style:name="T2" style:family="text">
      <style:text-properties officeooo:rsid="0013546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 1</text:h>
      <text:p text:style-name="Text_20_body"><text:span text:style-name="Strong_20_Emphasis">[22,27,16,2,18,6]</text:span> -&gt; Insertion Sort</text:p>
      <text:p text:style-name="Text_20_body">Yukarı verilen dizinin sort türüne göre aşamalarını yazınız.</text:p>
      <text:p text:style-name="P3"><text:span text:style-name="Strong_20_Emphasis">[22,27</text:span><text:span text:style-name="Strong_20_Emphasis"><text:span text:style-name="T1">|</text:span></text:span><text:span text:style-name="Strong_20_Emphasis">16,2,18,6]</text:span></text:p>
      <text:p text:style-name="P4"><text:span text:style-name="Strong_20_Emphasis">[22,</text:span><text:span text:style-name="Strong_20_Emphasis"><text:span text:style-name="T1">16,</text:span></text:span><text:span text:style-name="Strong_20_Emphasis">27</text:span><text:span text:style-name="Strong_20_Emphasis"><text:span text:style-name="T1">|</text:span></text:span><text:span text:style-name="Strong_20_Emphasis">2,18,6]</text:span></text:p>
      <text:p text:style-name="P4"><text:span text:style-name="Strong_20_Emphasis">[</text:span><text:span text:style-name="Strong_20_Emphasis"><text:span text:style-name="T1">16,</text:span></text:span><text:span text:style-name="Strong_20_Emphasis">22</text:span><text:span text:style-name="Strong_20_Emphasis"><text:span text:style-name="T1">,</text:span></text:span><text:span text:style-name="Strong_20_Emphasis">27</text:span><text:span text:style-name="Strong_20_Emphasis"><text:span text:style-name="T1">|</text:span></text:span><text:span text:style-name="Strong_20_Emphasis">2,18,6]</text:span></text:p>
      <text:p text:style-name="P4"><text:span text:style-name="Strong_20_Emphasis">[</text:span><text:span text:style-name="Strong_20_Emphasis"><text:span text:style-name="T1">16,</text:span></text:span><text:span text:style-name="Strong_20_Emphasis">22</text:span><text:span text:style-name="Strong_20_Emphasis"><text:span text:style-name="T1">,</text:span></text:span><text:span text:style-name="Strong_20_Emphasis">2,2</text:span><text:span text:style-name="Strong_20_Emphasis"><text:span text:style-name="T1">7|</text:span></text:span><text:span text:style-name="Strong_20_Emphasis">18,6]</text:span></text:p>
      <text:p text:style-name="P4"><text:span text:style-name="Strong_20_Emphasis">[</text:span><text:span text:style-name="Strong_20_Emphasis"><text:span text:style-name="T1">16,</text:span></text:span><text:span text:style-name="Strong_20_Emphasis">2</text:span><text:span text:style-name="Strong_20_Emphasis"><text:span text:style-name="T1">,</text:span></text:span><text:span text:style-name="Strong_20_Emphasis">2</text:span><text:span text:style-name="Strong_20_Emphasis"><text:span text:style-name="T1">2</text:span></text:span><text:span text:style-name="Strong_20_Emphasis">,2</text:span><text:span text:style-name="Strong_20_Emphasis"><text:span text:style-name="T1">7|</text:span></text:span><text:span text:style-name="Strong_20_Emphasis">18,6]</text:span></text:p>
      <text:p text:style-name="P4"><text:span text:style-name="Strong_20_Emphasis">[</text:span><text:span text:style-name="Strong_20_Emphasis"><text:span text:style-name="T1">2,16,</text:span></text:span><text:span text:style-name="Strong_20_Emphasis">2</text:span><text:span text:style-name="Strong_20_Emphasis"><text:span text:style-name="T1">2</text:span></text:span><text:span text:style-name="Strong_20_Emphasis">,2</text:span><text:span text:style-name="Strong_20_Emphasis"><text:span text:style-name="T1">7|</text:span></text:span><text:span text:style-name="Strong_20_Emphasis">18,6]</text:span></text:p>
      <text:p text:style-name="P4"><text:span text:style-name="Strong_20_Emphasis">[</text:span><text:span text:style-name="Strong_20_Emphasis"><text:span text:style-name="T1">2,16,</text:span></text:span><text:span text:style-name="Strong_20_Emphasis">2</text:span><text:span text:style-name="Strong_20_Emphasis"><text:span text:style-name="T1">2</text:span></text:span><text:span text:style-name="Strong_20_Emphasis">,</text:span><text:span text:style-name="Strong_20_Emphasis"><text:span text:style-name="T1">18,</text:span></text:span><text:span text:style-name="Strong_20_Emphasis">2</text:span><text:span text:style-name="Strong_20_Emphasis"><text:span text:style-name="T1">7|</text:span></text:span><text:span text:style-name="Strong_20_Emphasis">6]</text:span></text:p>
      <text:p text:style-name="P4"><text:span text:style-name="Strong_20_Emphasis">[</text:span><text:span text:style-name="Strong_20_Emphasis"><text:span text:style-name="T1">2,16,18</text:span></text:span><text:span text:style-name="Strong_20_Emphasis">,</text:span><text:span text:style-name="Strong_20_Emphasis"><text:span text:style-name="T1">22,</text:span></text:span><text:span text:style-name="Strong_20_Emphasis">2</text:span><text:span text:style-name="Strong_20_Emphasis"><text:span text:style-name="T1">7|</text:span></text:span><text:span text:style-name="Strong_20_Emphasis">6]</text:span></text:p>
      <text:p text:style-name="P4"><text:span text:style-name="Strong_20_Emphasis">[</text:span><text:span text:style-name="Strong_20_Emphasis"><text:span text:style-name="T1">2,16,18</text:span></text:span><text:span text:style-name="Strong_20_Emphasis">,</text:span><text:span text:style-name="Strong_20_Emphasis"><text:span text:style-name="T1">22,6,27</text:span></text:span><text:span text:style-name="Strong_20_Emphasis">]</text:span></text:p>
      <text:p text:style-name="P4"><text:span text:style-name="Strong_20_Emphasis">[</text:span><text:span text:style-name="Strong_20_Emphasis"><text:span text:style-name="T1">2,16,18</text:span></text:span><text:span text:style-name="Strong_20_Emphasis">,</text:span><text:span text:style-name="Strong_20_Emphasis"><text:span text:style-name="T1">6,22,27</text:span></text:span><text:span text:style-name="Strong_20_Emphasis">]</text:span></text:p>
      <text:p text:style-name="P4"><text:span text:style-name="Strong_20_Emphasis">[</text:span><text:span text:style-name="Strong_20_Emphasis"><text:span text:style-name="T1">2,16,6</text:span></text:span><text:span text:style-name="Strong_20_Emphasis">,</text:span><text:span text:style-name="Strong_20_Emphasis"><text:span text:style-name="T1">18,22,27</text:span></text:span><text:span text:style-name="Strong_20_Emphasis">]</text:span></text:p>
      <text:p text:style-name="P4"><text:span text:style-name="Strong_20_Emphasis">[</text:span><text:span text:style-name="Strong_20_Emphasis"><text:span text:style-name="T1">2,6,16</text:span></text:span><text:span text:style-name="Strong_20_Emphasis">,</text:span><text:span text:style-name="Strong_20_Emphasis"><text:span text:style-name="T1">18,22,27</text:span></text:span><text:span text:style-name="Strong_20_Emphasis">]</text:span></text:p>
      <text:p text:style-name="Text_20_body">Big-O gösterimini yazınız.</text:p>
      <text:p text:style-name="P5">Sıralı bir dizi olmadığı için O(n^2) olacaktır.</text:p>
      <text:p text:style-name="Text_20_body">Time Complexity: Dizi sıralandıktan sonra 18 sayısı aşağıdaki case'lerden hangisinin kapsamına girer? Yazınız</text:p>
      <text:list xml:id="list1831506629" text:style-name="L1">
        <text:list-item>
          <text:p text:style-name="P2">Average case: Aradığımız sayının ortada olması</text:p>
        </text:list-item>
        <text:list-item>
          <text:p text:style-name="P2">Worst case: Aradığımız sayının sonda olması</text:p>
        </text:list-item>
        <text:list-item>
          <text:p text:style-name="P1">Best case: Aradığımız sayının dizinin en başında olması.</text:p>
        </text:list-item>
      </text:list>
      <text:p text:style-name="P6">Dizi ortasında olduğu için avarage case.</text:p>
      <text:p text:style-name="Text_20_body"/>
      <text:p text:style-name="Text_20_body"><text:span text:style-name="Strong_20_Emphasis">[7,3,5,8,2,9,4,15,6</text:span>] dizisinin Selection Sort'a göre ilk 4 adımını yazınız.</text:p>
      <text:p text:style-name="P7"><text:span text:style-name="Strong_20_Emphasis">[</text:span><text:span text:style-name="Strong_20_Emphasis"><text:span text:style-name="T2">2</text:span></text:span><text:span text:style-name="Strong_20_Emphasis">,3,5,8,</text:span><text:span text:style-name="Strong_20_Emphasis"><text:span text:style-name="T2">7</text:span></text:span><text:span text:style-name="Strong_20_Emphasis">,9,4,15,6</text:span>]</text:p>
      <text:p text:style-name="P7"><text:span text:style-name="Strong_20_Emphasis">[</text:span><text:span text:style-name="Strong_20_Emphasis"><text:span text:style-name="T2">2</text:span></text:span><text:span text:style-name="Strong_20_Emphasis">,3,</text:span><text:span text:style-name="Strong_20_Emphasis"><text:span text:style-name="T2">4</text:span></text:span><text:span text:style-name="Strong_20_Emphasis">,8,</text:span><text:span text:style-name="Strong_20_Emphasis"><text:span text:style-name="T2">7</text:span></text:span><text:span text:style-name="Strong_20_Emphasis">,9,</text:span><text:span text:style-name="Strong_20_Emphasis"><text:span text:style-name="T2">5</text:span></text:span><text:span text:style-name="Strong_20_Emphasis">,15,6</text:span>]</text:p>
      <text:p text:style-name="P7"><text:span text:style-name="Strong_20_Emphasis">[</text:span><text:span text:style-name="Strong_20_Emphasis"><text:span text:style-name="T2">2</text:span></text:span><text:span text:style-name="Strong_20_Emphasis">,3,</text:span><text:span text:style-name="Strong_20_Emphasis"><text:span text:style-name="T2">4</text:span></text:span><text:span text:style-name="Strong_20_Emphasis">,</text:span><text:span text:style-name="Strong_20_Emphasis"><text:span text:style-name="T2">5</text:span></text:span><text:span text:style-name="Strong_20_Emphasis">,</text:span><text:span text:style-name="Strong_20_Emphasis"><text:span text:style-name="T2">7</text:span></text:span><text:span text:style-name="Strong_20_Emphasis">,9,</text:span><text:span text:style-name="Strong_20_Emphasis"><text:span text:style-name="T2">8,</text:span></text:span><text:span text:style-name="Strong_20_Emphasis">15,6</text:span>]</text:p>
      <text:p text:style-name="P7"><text:span text:style-name="Strong_20_Emphasis">[</text:span><text:span text:style-name="Strong_20_Emphasis"><text:span text:style-name="T2">2</text:span></text:span><text:span text:style-name="Strong_20_Emphasis">,3,</text:span><text:span text:style-name="Strong_20_Emphasis"><text:span text:style-name="T2">4</text:span></text:span><text:span text:style-name="Strong_20_Emphasis">,</text:span><text:span text:style-name="Strong_20_Emphasis"><text:span text:style-name="T2">5</text:span></text:span><text:span text:style-name="Strong_20_Emphasis">,</text:span><text:span text:style-name="Strong_20_Emphasis"><text:span text:style-name="T2">7</text:span></text:span><text:span text:style-name="Strong_20_Emphasis">,</text:span><text:span text:style-name="Strong_20_Emphasis"><text:span text:style-name="T2">8</text:span></text:span><text:span text:style-name="Strong_20_Emphasis">,</text:span><text:span text:style-name="Strong_20_Emphasis"><text:span text:style-name="T2">9,</text:span></text:span><text:span text:style-name="Strong_20_Emphasis">15,6</text:span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9:56:59.634878043</meta:creation-date>
    <dc:date>2023-10-05T20:31:01.273779708</dc:date>
    <meta:editing-duration>PT3M1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91" meta:character-count="834" meta:non-whitespace-character-count="773"/>
  </office:meta>
</office:document-meta>
</file>